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504464165502456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010141045909478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149705896085847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216484375194030352"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4651845475607131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644326910002972933"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668739615636928658"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8266489171965270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7402694" text:continue-list="list5668739615636928658"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306930351512667916"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37932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37756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7399443"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740680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03488"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78349784763058901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571062310518133278"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1682965790091194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381062"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8850641081718534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6337243800889417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27191869030995781" text:style-name="L15">
        <text:list-item>
          <text:list>
            <text:list-header>
              <text:p text:style-name="P183">1.5 miles averaging about 9:40/mile and rest 1 min</text:p>
            </text:list-header>
          </text:list>
        </text:list-item>
      </text:list>
      <text:p text:style-name="P24">1 mile in 8:26 and rest 2 min</text:p>
      <text:list xml:id="list5380176168221439345"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23729705319634099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39250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37955628457787498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07018444764046368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3666946839042783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7380767" text:continue-list="list8070184447640463683" text:style-name="L19">
        <text:list-item>
          <text:list>
            <text:list-header>
              <text:p text:style-name="P187">(Pace*HR)=1240</text:p>
            </text:list-header>
          </text:list>
        </text:list-item>
      </text:list>
      <text:list xml:id="list37375982" text:continue-list="list379556284577874988" text:style-name="L18">
        <text:list-item>
          <text:list>
            <text:list-header>
              <text:p text:style-name="P186">2 miles at 10:46/mile Ave HR= 121 bpm and rest a few minutes</text:p>
            </text:list-header>
          </text:list>
        </text:list-item>
      </text:list>
      <text:list xml:id="list37378236" text:continue-list="list3738076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739431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40798963062833057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08795743238251379"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225993423959578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5878386134836657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6398052775961508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8622427610691503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739985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39586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50762132468437940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6215575966037423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36784118761910224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3066741049514567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9683215904774741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784779174654493820" text:style-name="L32">
        <text:list-item>
          <text:list>
            <text:list-header>
              <text:p text:style-name="P197">0.25 miles in 2:54</text:p>
              <text:p text:style-name="P197">1 mile in 9:21 going faster as I ran and ending at around 8:30 pace</text:p>
            </text:list-header>
          </text:list>
        </text:list-item>
      </text:list>
      <text:list xml:id="list244610532940145174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6573315330864406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401054116602169985"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01188482284916799"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97349109773224605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text:soft-page-break/></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89995424248877665"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3T17:13:38.83</dc:date>
    <dc:creator>James Lombardi</dc:creator>
    <meta:editing-duration>P28DT47M24S</meta:editing-duration>
    <meta:editing-cycles>2061</meta:editing-cycles>
    <meta:generator>OpenOffice/4.1.2$Win32 OpenOffice.org_project/412m3$Build-9782</meta:generator>
    <meta:document-statistic meta:table-count="0" meta:image-count="9" meta:object-count="0" meta:page-count="204" meta:paragraph-count="5942" meta:word-count="64339" meta:character-count="329688"/>
  </office:meta>
</office:document-meta>
</file>